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346cm" style:rel-column-width="5188*"/>
    </style:style>
    <style:style style:name="表1.B" style:family="table-column">
      <style:table-column-properties style:column-width="3.704cm" style:rel-column-width="14279*"/>
    </style:style>
    <style:style style:name="表1.C" style:family="table-column">
      <style:table-column-properties style:column-width="11.95cm" style:rel-column-width="460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0.993cm" style:rel-column-width="3828*"/>
    </style:style>
    <style:style style:name="表2.B" style:family="table-column">
      <style:table-column-properties style:column-width="6.107cm" style:rel-column-width="23540*"/>
    </style:style>
    <style:style style:name="表2.C" style:family="table-column">
      <style:table-column-properties style:column-width="9.901cm" style:rel-column-width="38167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0.688cm" style:rel-column-width="2651*"/>
    </style:style>
    <style:style style:name="表5.B" style:family="table-column">
      <style:table-column-properties style:column-width="12.277cm" style:rel-column-width="47325*"/>
    </style:style>
    <style:style style:name="表5.C" style:family="table-column">
      <style:table-column-properties style:column-width="4.036cm" style:rel-column-width="15559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0.688cm" style:rel-column-width="2651*"/>
    </style:style>
    <style:style style:name="表4.B" style:family="table-column">
      <style:table-column-properties style:column-width="12.277cm" style:rel-column-width="47325*"/>
    </style:style>
    <style:style style:name="表4.C" style:family="table-column">
      <style:table-column-properties style:column-width="4.036cm" style:rel-column-width="15559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0.688cm" style:rel-column-width="2651*"/>
    </style:style>
    <style:style style:name="表6.B" style:family="table-column">
      <style:table-column-properties style:column-width="12.277cm" style:rel-column-width="47325*"/>
    </style:style>
    <style:style style:name="表6.C" style:family="table-column">
      <style:table-column-properties style:column-width="4.036cm" style:rel-column-width="15559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14pt" style:font-name-asian="Arial" style:font-size-asian="14pt" style:font-size-complex="14pt"/>
    </style:style>
    <style:style style:name="P2" style:family="paragraph" style:parent-style-name="Table_20_Contents">
      <style:text-properties fo:font-size="14pt" style:font-name-asian="Arial" style:font-size-asian="14pt" style:language-asian="ja" style:country-asian="JP" style:font-size-complex="14pt"/>
    </style:style>
    <style:style style:name="P3" style:family="paragraph" style:parent-style-name="Table_20_Contents">
      <style:text-properties fo:font-size="14pt" style:font-size-asian="14pt" style:font-size-complex="14pt"/>
    </style:style>
    <style:style style:name="P4" style:family="paragraph" style:parent-style-name="Table_20_Contents">
      <style:text-properties fo:font-size="15pt" style:font-size-asian="15pt" style:font-size-complex="15pt"/>
    </style:style>
    <style:style style:name="P5" style:family="paragraph" style:parent-style-name="Table_20_Contents">
      <style:text-properties fo:font-size="13pt" style:font-size-asian="13pt" style:font-size-complex="13pt"/>
    </style:style>
    <style:style style:name="P6" style:family="paragraph" style:parent-style-name="Table_20_Contents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font-size-complex="20pt"/>
    </style:style>
    <style:style style:name="P7" style:family="paragraph" style:parent-style-name="Standard">
      <style:text-properties fo:font-size="14pt" style:font-name-asian="Arial" style:font-size-asian="14pt" style:font-size-complex="14pt"/>
    </style:style>
    <style:style style:name="P8" style:family="paragraph" style:parent-style-name="Standard">
      <style:paragraph-properties fo:line-height="150%"/>
      <style:text-properties fo:font-size="14pt" style:font-name-asian="Arial" style:font-size-asian="14pt" style:font-size-complex="14pt"/>
    </style:style>
    <style:style style:name="P9" style:family="paragraph" style:parent-style-name="Standard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Standard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font-size-complex="20pt"/>
    </style:style>
    <style:style style:name="P11" style:family="paragraph" style:parent-style-name="Standard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language-asian="ja" style:country-asian="JP" style:font-size-complex="20pt"/>
    </style:style>
    <style:style style:name="P12" style:family="paragraph" style:parent-style-name="Text_20_body">
      <style:text-properties style:font-name="Arial" fo:font-size="14pt" style:font-name-asian="Arial" style:font-size-asian="14pt" style:font-size-complex="14pt"/>
    </style:style>
    <style:style style:name="P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ext_20_body" style:list-style-name="L33"/>
    <style:style style:name="P17" style:family="paragraph" style:parent-style-name="Text_20_body" style:list-style-name="L33">
      <style:text-properties style:font-name="Arial" fo:font-size="14pt" style:font-name-asian="Arial" style:font-size-asian="14pt" style:font-size-complex="14pt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Standard">
      <style:text-properties fo:font-size="14pt" style:font-name-asian="Arial" style:font-size-asian="14pt" style:font-size-complex="14pt"/>
    </style:style>
    <style:style style:name="P21" style:family="paragraph" style:parent-style-name="Standard" style:list-style-name="L1">
      <style:text-properties fo:font-size="14pt" style:font-name-asian="Arial" style:font-size-asian="14pt" style:font-size-complex="14pt"/>
    </style:style>
    <style:style style:name="P22" style:family="paragraph" style:parent-style-name="Standard" style:list-style-name="L6">
      <style:text-properties fo:font-size="14pt" style:font-name-asian="Arial" style:font-size-asian="14pt" style:font-size-complex="14pt"/>
    </style:style>
    <style:style style:name="P23" style:family="paragraph" style:parent-style-name="Standard" style:list-style-name="L7">
      <style:text-properties fo:font-size="14pt" style:font-name-asian="Arial" style:font-size-asian="14pt" style:font-size-complex="14pt"/>
    </style:style>
    <style:style style:name="P24" style:family="paragraph" style:parent-style-name="Standard" style:list-style-name="L9">
      <style:text-properties fo:font-size="14pt" style:font-name-asian="Arial" style:font-size-asian="14pt" style:font-size-complex="14pt"/>
    </style:style>
    <style:style style:name="P25" style:family="paragraph" style:parent-style-name="Standard" style:list-style-name="L10">
      <style:text-properties fo:font-size="14pt" style:font-name-asian="Arial" style:font-size-asian="14pt" style:font-size-complex="14pt"/>
    </style:style>
    <style:style style:name="P26" style:family="paragraph" style:parent-style-name="Standard" style:list-style-name="L11">
      <style:text-properties fo:font-size="14pt" style:font-name-asian="Arial" style:font-size-asian="14pt" style:font-size-complex="14pt"/>
    </style:style>
    <style:style style:name="P27" style:family="paragraph" style:parent-style-name="Standard" style:list-style-name="L12">
      <style:text-properties fo:font-size="14pt" style:font-name-asian="Arial" style:font-size-asian="14pt" style:font-size-complex="14pt"/>
    </style:style>
    <style:style style:name="P28" style:family="paragraph" style:parent-style-name="Standard" style:list-style-name="L13">
      <style:text-properties fo:font-size="14pt" style:font-name-asian="Arial" style:font-size-asian="14pt" style:font-size-complex="14pt"/>
    </style:style>
    <style:style style:name="P29" style:family="paragraph" style:parent-style-name="Standard" style:list-style-name="L14">
      <style:text-properties fo:font-size="14pt" style:font-name-asian="Arial" style:font-size-asian="14pt" style:font-size-complex="14pt"/>
    </style:style>
    <style:style style:name="P30" style:family="paragraph" style:parent-style-name="Standard" style:list-style-name="L15">
      <style:text-properties fo:font-size="14pt" style:font-name-asian="Arial" style:font-size-asian="14pt" style:font-size-complex="14pt"/>
    </style:style>
    <style:style style:name="P31" style:family="paragraph" style:parent-style-name="Standard" style:list-style-name="L16">
      <style:text-properties fo:font-size="14pt" style:font-name-asian="Arial" style:font-size-asian="14pt" style:font-size-complex="14pt"/>
    </style:style>
    <style:style style:name="P32" style:family="paragraph" style:parent-style-name="Standard" style:list-style-name="L17">
      <style:text-properties fo:font-size="14pt" style:font-name-asian="Arial" style:font-size-asian="14pt" style:font-size-complex="14pt"/>
    </style:style>
    <style:style style:name="P33" style:family="paragraph" style:parent-style-name="Standard" style:list-style-name="L18">
      <style:text-properties fo:font-size="14pt" style:font-name-asian="Arial" style:font-size-asian="14pt" style:font-size-complex="14pt"/>
    </style:style>
    <style:style style:name="P34" style:family="paragraph" style:parent-style-name="Standard" style:list-style-name="L19">
      <style:text-properties fo:font-size="14pt" style:font-name-asian="Arial" style:font-size-asian="14pt" style:font-size-complex="14pt"/>
    </style:style>
    <style:style style:name="P35" style:family="paragraph" style:parent-style-name="Standard" style:list-style-name="L20">
      <style:text-properties fo:font-size="14pt" style:font-name-asian="Arial" style:font-size-asian="14pt" style:font-size-complex="14pt"/>
    </style:style>
    <style:style style:name="P36" style:family="paragraph" style:parent-style-name="Standard" style:list-style-name="L21">
      <style:text-properties fo:font-size="14pt" style:font-name-asian="Arial" style:font-size-asian="14pt" style:font-size-complex="14pt"/>
    </style:style>
    <style:style style:name="P37" style:family="paragraph" style:parent-style-name="Standard" style:list-style-name="L22">
      <style:text-properties fo:font-size="14pt" style:font-name-asian="Arial" style:font-size-asian="14pt" style:font-size-complex="14pt"/>
    </style:style>
    <style:style style:name="P38" style:family="paragraph" style:parent-style-name="Standard" style:list-style-name="L23">
      <style:text-properties fo:font-size="14pt" style:font-name-asian="Arial" style:font-size-asian="14pt" style:font-size-complex="14pt"/>
    </style:style>
    <style:style style:name="P39" style:family="paragraph" style:parent-style-name="Standard" style:list-style-name="L24">
      <style:text-properties fo:font-size="14pt" style:font-name-asian="Arial" style:font-size-asian="14pt" style:font-size-complex="14pt"/>
    </style:style>
    <style:style style:name="P40" style:family="paragraph" style:parent-style-name="Standard" style:list-style-name="L25">
      <style:text-properties fo:font-size="14pt" style:font-name-asian="Arial" style:font-size-asian="14pt" style:font-size-complex="14pt"/>
    </style:style>
    <style:style style:name="P41" style:family="paragraph" style:parent-style-name="Standard" style:list-style-name="L26">
      <style:text-properties fo:font-size="14pt" style:font-name-asian="Arial" style:font-size-asian="14pt" style:font-size-complex="14pt"/>
    </style:style>
    <style:style style:name="P42" style:family="paragraph" style:parent-style-name="Standard" style:list-style-name="L28">
      <style:text-properties fo:font-size="14pt" style:font-name-asian="Arial" style:font-size-asian="14pt" style:font-size-complex="14pt"/>
    </style:style>
    <style:style style:name="P43" style:family="paragraph" style:parent-style-name="Standard" style:list-style-name="L29">
      <style:text-properties fo:font-size="14pt" style:font-name-asian="Arial" style:font-size-asian="14pt" style:font-size-complex="14pt"/>
    </style:style>
    <style:style style:name="P44" style:family="paragraph" style:parent-style-name="Standard" style:list-style-name="L30">
      <style:text-properties fo:font-size="14pt" style:font-name-asian="Arial" style:font-size-asian="14pt" style:font-size-complex="14pt"/>
    </style:style>
    <style:style style:name="P45" style:family="paragraph" style:parent-style-name="Standard" style:list-style-name="L31">
      <style:text-properties fo:font-size="14pt" style:font-name-asian="Arial" style:font-size-asian="14pt" style:font-size-complex="14pt"/>
    </style:style>
    <style:style style:name="P46" style:family="paragraph" style:parent-style-name="Standard" style:list-style-name="L32">
      <style:text-properties fo:font-size="14pt" style:font-name-asian="Arial" style:font-size-asian="14pt" style:font-size-complex="14pt"/>
    </style:style>
    <style:style style:name="P47" style:family="paragraph" style:parent-style-name="Standard" style:list-style-name="L34">
      <style:text-properties fo:font-size="14pt" style:font-name-asian="Arial" style:font-size-asian="14pt" style:font-size-complex="14pt"/>
    </style:style>
    <style:style style:name="P48" style:family="paragraph" style:parent-style-name="Standard" style:list-style-name="L35">
      <style:text-properties fo:font-size="14pt" style:font-name-asian="Arial" style:font-size-asian="14pt" style:font-size-complex="14pt"/>
    </style:style>
    <style:style style:name="P49" style:family="paragraph" style:parent-style-name="Standard" style:list-style-name="L36">
      <style:text-properties fo:font-size="14pt" style:font-name-asian="Arial" style:font-size-asian="14pt" style:font-size-complex="14pt"/>
    </style:style>
    <style:style style:name="P50" style:family="paragraph" style:parent-style-name="Standard" style:list-style-name="L11">
      <style:text-properties fo:font-size="14pt" style:font-name-asian="Arial" style:font-size-asian="14pt" style:language-asian="ja" style:country-asian="JP" style:font-size-complex="14pt"/>
    </style:style>
    <style:style style:name="P51" style:family="paragraph" style:parent-style-name="Standard" style:list-style-name="L13">
      <style:text-properties fo:font-size="14pt" style:font-name-asian="Arial" style:font-size-asian="14pt" style:language-asian="ja" style:country-asian="JP" style:font-size-complex="14pt"/>
    </style:style>
    <style:style style:name="P52" style:family="paragraph" style:parent-style-name="Standard" style:list-style-name="L15">
      <style:text-properties fo:font-size="14pt" style:font-name-asian="Arial" style:font-size-asian="14pt" style:language-asian="ja" style:country-asian="JP" style:font-size-complex="14pt"/>
    </style:style>
    <style:style style:name="P53" style:family="paragraph" style:parent-style-name="Standard" style:list-style-name="L1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Standard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language-asian="ja" style:country-asian="JP" style:font-size-complex="20pt"/>
    </style:style>
    <style:style style:name="P55" style:family="paragraph" style:parent-style-name="Standard" style:list-style-name="L8"/>
    <style:style style:name="P56" style:family="paragraph" style:parent-style-name="Standard" style:list-style-name="L27"/>
    <style:style style:name="P57" style:family="paragraph" style:parent-style-name="Table_20_Contents" style:list-style-name="L2"/>
    <style:style style:name="P58" style:family="paragraph" style:parent-style-name="Table_20_Contents" style:list-style-name="L3"/>
    <style:style style:name="P59" style:family="paragraph" style:parent-style-name="Table_20_Contents" style:list-style-name="L3">
      <style:text-properties fo:font-size="14pt" style:font-name-asian="Arial" style:font-size-asian="14pt" style:language-asian="ja" style:country-asian="JP" style:font-size-complex="14pt"/>
    </style:style>
    <style:style style:name="P60" style:family="paragraph" style:parent-style-name="Table_20_Contents" style:list-style-name="L5">
      <style:text-properties fo:font-size="14pt" style:font-name-asian="Arial" style:font-size-asian="14pt" style:language-asian="ja" style:country-asian="JP" style:font-size-complex="14pt"/>
    </style:style>
    <style:style style:name="P61" style:family="paragraph" style:parent-style-name="Table_20_Contents" style:list-style-name="L4"/>
    <style:style style:name="P62" style:family="paragraph" style:parent-style-name="Table_20_Contents" style:list-style-name="L5"/>
    <style:style style:name="P63" style:family="paragraph" style:parent-style-name="Table_20_Contents" style:list-style-name="L7">
      <style:text-properties fo:font-size="15pt" style:font-name-asian="Arial" style:font-size-asian="15pt" style:font-size-complex="15pt"/>
    </style:style>
    <style:style style:name="T1" style:family="text">
      <style:text-properties style:language-asian="ja" style:country-asian="JP"/>
    </style:style>
    <style:style style:name="T2" style:family="text">
      <style:text-properties fo:font-size="14pt" style:font-name-asian="Arial" style:font-size-asian="14pt" style:language-asian="ja" style:country-asian="JP" style:font-size-complex="14pt"/>
    </style:style>
    <style:style style:name="T3" style:family="text">
      <style:text-properties fo:font-size="14pt" style:font-name-asian="Arial" style:font-size-asian="14pt" style:font-size-complex="14pt"/>
    </style:style>
    <style:style style:name="T4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/>
    </style:style>
    <style:style style:name="T6" style:family="text">
      <style:text-properties style:font-name="Arial" fo:font-size="14pt" style:font-name-asian="Arial" style:font-size-asian="14pt" style:font-size-complex="14pt"/>
    </style:style>
    <style:style style:name="T7" style:family="text">
      <style:text-properties fo:background-color="#66ff00"/>
    </style:style>
    <style:style style:name="T8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>[do]</text:p>
      <text:list xml:id="list1555718754160047381" text:style-name="L1">
        <text:list-item>
          <text:p text:style-name="P21">FACTS</text:p>
        </text:list-item>
      </text:list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"/>
          </table:table-cell>
          <table:table-cell table:style-name="表1.A1" office:value-type="string">
            <text:p text:style-name="P1">聖書解釈</text:p>
          </table:table-cell>
          <table:table-cell table:style-name="表1.C1" office:value-type="string">
            <text:list xml:id="list3923083262937891535" text:style-name="L2">
              <text:list-item>
                <text:p text:style-name="P57"><text:span text:style-name="T2">現代の人に対して、聖書は何を語っているか</text:span><text:span text:style-name="T2"><text:note text:id="ftn1" text:note-class="footnote"><text:note-citation>1</text:note-citation><text:note-body><text:p text:style-name="Footnote"><text:a xlink:type="simple" xlink:href="https://zh.wikipedia.org/wiki/释经学" text:style-name="Internet_20_link" text:visited-style-name="Visited_20_Internet_20_Link">https://zh.wikipedia.org/wiki/释经学</text:a></text:p></text:note-body></text:note></text:span></text:p>
              </text:list-item>
              <text:list-item>
                <text:p text:style-name="P57"><text:span text:style-name="T2">ch : 释经学 / ko : 성서 해석학</text:span><text:span text:style-name="T2"><text:note text:id="ftn2" text:note-class="footnote"><text:note-citation>2</text:note-citation><text:note-body><text:p text:style-name="Footnote"><text:a xlink:type="simple" xlink:href="https://ko.wikipedia.org/wiki/성서_해석학" text:style-name="Internet_20_link" text:visited-style-name="Visited_20_Internet_20_Link">https://ko.wikipedia.org/wiki/성서_해석학</text:a></text:p></text:note-body></text:note></text:span><text:span text:style-name="T2"> / en : Biblical hermeneutics / de : Biblische Hermeneutik</text:span></text:p>
              </text:list-item>
            </text:list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>聖書釈義</text:p>
          </table:table-cell>
          <table:table-cell table:style-name="表1.C2" office:value-type="string">
            <text:list xml:id="list1697748511992379304" text:style-name="L3">
              <text:list-item>
                <text:p text:style-name="P58"><text:span text:style-name="T2">当時の人に対して、聖書は何を語っているか</text:span><text:span text:style-name="T2"><text:note text:id="ftn3" text:note-class="footnote"><text:note-citation>3</text:note-citation><text:note-body><text:p text:style-name="Footnote"><text:a xlink:type="simple" xlink:href="https://zh.wikipedia.org/wiki/释经学" text:style-name="Internet_20_link" text:visited-style-name="Visited_20_Internet_20_Link">https://zh.wikipedia.org/wiki/释经学</text:a></text:p></text:note-body></text:note></text:span></text:p>
              </text:list-item>
              <text:list-item>
                <text:p text:style-name="P59"><text:span text:style-name="T2">ch : 解经学</text:span><text:span text:style-name="T2"><text:note text:id="ftn4" text:note-class="footnote"><text:note-citation>4</text:note-citation><text:note-body><text:p text:style-name="Footnote"><text:a xlink:type="simple" xlink:href="https://zh.wikipedia.org/wiki/释经学" text:style-name="Internet_20_link" text:visited-style-name="Visited_20_Internet_20_Link">https://zh.wikipedia.org/wiki/释经学</text:a></text:p></text:note-body></text:note></text:span><text:span text:style-name="T2"> / </text:span>en : exegesis<text:note text:id="ftn5" text:note-class="footnote"><text:note-citation>5</text:note-citation><text:note-body><text:p text:style-name="Footnote"><text:a xlink:type="simple" xlink:href="https://en.wikipedia.org/wiki/Exegesis" text:style-name="Internet_20_link" text:visited-style-name="Visited_20_Internet_20_Link">https://en.wikipedia.org/wiki/Exegesis</text:a></text:p></text:note-body></text:note> / ko : 주석 (해석학)<text:note text:id="ftn6" text:note-class="footnote"><text:note-citation>6</text:note-citation><text:note-body><text:p text:style-name="Footnote"><text:a xlink:type="simple" xlink:href="https://ko.wikipedia.org/wiki/주석_(해석학" text:style-name="Internet_20_link" text:visited-style-name="Visited_20_Internet_20_Link">https://ko.wikipedia.org/wiki/주석_(해석학</text:a>)</text:p></text:note-body></text:note></text:p>
              </text:list-item>
            </text:list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>解釈学</text:p>
          </table:table-cell>
          <table:table-cell table:style-name="表1.C2" office:value-type="string">
            <text:p text:style-name="P1">ch : 解釋學 / ko : 해석학 (철학)<text:note text:id="ftn7" text:note-class="footnote"><text:note-citation>7</text:note-citation><text:note-body><text:p text:style-name="Footnote"><text:a xlink:type="simple" xlink:href="https://ko.wikipedia.org/wiki/해석학_(철학" text:style-name="Internet_20_link" text:visited-style-name="Visited_20_Internet_20_Link">https://ko.wikipedia.org/wiki/해석학_(철학</text:a>)</text:p></text:note-body></text:note></text:p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/>
          </table:table-cell>
          <table:table-cell table:style-name="表1.C2" office:value-type="string">
            <text:p text:style-name="P1"/>
          </table:table-cell>
        </table:table-row>
      </table:table>
      <text:list xml:id="list36673736" text:continue-list="list1555718754160047381" text:style-name="L1">
        <text:list-item>
          <text:p text:style-name="P21">SEARCH</text:p>
          <text:list>
            <text:list-item>
              <text:p text:style-name="P21"><text:a xlink:type="simple" xlink:href="https://duckduckgo.com/?q=释经学&amp;t=opera&amp;ia=web" text:style-name="Internet_20_link" text:visited-style-name="Visited_20_Internet_20_Link">https://duckduckgo.com/?q=释经学&amp;t=opera&amp;ia=web</text:a></text:p>
            </text:list-item>
          </text:list>
        </text:list-item>
        <text:list-item>
          <text:p text:style-name="P21">READ</text:p>
          <text:list>
            <text:list-item>
              <text:p text:style-name="P21"><text:a xlink:type="simple" xlink:href="https://baike.baidu.com/item/释经学" text:style-name="Internet_20_link" text:visited-style-name="Visited_20_Internet_20_Link">https://baike.baidu.com/item/释经学</text:a> #</text:p>
            </text:list-item>
            <text:list-item>
              <text:p text:style-name="P21"><text:a xlink:type="simple" xlink:href="https://ko.wikipedia.org/wiki/성서_해석학" text:style-name="Internet_20_link" text:visited-style-name="Visited_20_Internet_20_Link">https://ko.wikipedia.org/wiki/성서_해석학</text:a> ::[20191129_140148</text:p>
              <text:list>
                <text:list-item>
                  <text:p text:style-name="P21"><text:a xlink:type="simple" xlink:href="https://ko.wikipedia.org/wiki/성서_해석학#해석학이란" text:style-name="Internet_20_link" text:visited-style-name="Visited_20_Internet_20_Link">https://ko.wikipedia.org/wiki/성서_해석학#해석학이란</text:a> # ]::20191129_140607 </text:p>
                </text:list-item>
                <text:list-item>
                  <text:p text:style-name="P21"><text:a xlink:type="simple" xlink:href="https://ko.wikipedia.org/wiki/성서_해석학#초대교회의_해석" text:style-name="Internet_20_link" text:visited-style-name="Visited_20_Internet_20_Link">https://ko.wikipedia.org/wiki/성서_해석학#초대교회의_해석</text:a> # ::]20191129_141923 </text:p>
                </text:list-item>
                <text:list-item>
                  <text:p text:style-name="P21"><text:a xlink:type="simple" xlink:href="https://ko.wikipedia.org/wiki/성서_해석학#현대_성서해석_방법론" text:style-name="Internet_20_link" text:visited-style-name="Visited_20_Internet_20_Link">https://ko.wikipedia.org/wiki/성서_해석학#현대_성서해석_방법론</text:a> # </text:p>
                </text:list-item>
                <text:list-item>
                  <text:p text:style-name="P21"><text:a xlink:type="simple" xlink:href="https://ko.wikipedia.org/wiki/성서_해석학#현대_해석학의_발전" text:style-name="Internet_20_link" text:visited-style-name="Visited_20_Internet_20_Link">https://ko.wikipedia.org/wiki/성서_해석학#현대_해석학의_발전</text:a> # </text:p>
                </text:list-item>
              </text:list>
            </text:list-item>
            <text:list-item>
              <text:p text:style-name="P21"><text:a xlink:type="simple" xlink:href="http://www.pcchong.com/Hermeneutics/Hermeneutics1.htm#第一章%20-%20什么是释经学" text:style-name="Internet_20_link" text:visited-style-name="Visited_20_Internet_20_Link">http://www.pcchong.com/Hermeneutics/Hermeneutics1.htm#第一章%20-%20什么是释经学</text:a>？ ::[20191129_143137 </text:p>
              <text:list>
                <text:list-item>
                  <text:p text:style-name="P53">FACTS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"/>
          </table:table-cell>
          <table:table-cell table:style-name="表2.A1" office:value-type="string">
            <text:p text:style-name="P1"><text:s/>“解经”或“释义”(exegesis)</text:p>
          </table:table-cell>
          <table:table-cell table:style-name="表2.C1" office:value-type="string">
            <text:list xml:id="list4276524770799415605" text:style-name="L4">
              <text:list-item>
                <text:p text:style-name="P61">个人的研究</text:p>
              </text:list-item>
              <text:list-item>
                <text:p text:style-name="P61">确定经文的意义</text:p>
              </text:list-item>
            </text:list>
          </table:table-cell>
        </table:table-row>
        <table:table-row>
          <table:table-cell table:style-name="表2.A2" office:value-type="string">
            <text:p text:style-name="P1"/>
          </table:table-cell>
          <table:table-cell table:style-name="表2.A2" office:value-type="string">
            <text:p text:style-name="P1"><text:s/>“解说”(exposition) </text:p>
          </table:table-cell>
          <table:table-cell table:style-name="表2.C2" office:value-type="string">
            <text:list xml:id="list4015200833426161640" text:style-name="L5">
              <text:list-item>
                <text:p text:style-name="P60">to : contemporary audience</text:p>
              </text:list-item>
              <text:list-item>
                <text:p text:style-name="P62"><text:span text:style-name="T2">what : 经文的意思及现实的意义</text:span><text:span text:style-name="T2"><text:note text:id="ftn8" text:note-class="footnote"><text:note-citation>8</text:note-citation><text:note-body><text:p text:style-name="Footnote"><text:a xlink:type="simple" xlink:href="http://www.pcchong.com/Hermeneutics/Hermeneutics1.htm#第一章%20-%20什么是释经学" text:style-name="Internet_20_link" text:visited-style-name="Visited_20_Internet_20_Link">http://www.pcchong.com/Hermeneutics/Hermeneutics1.htm#第一章%20-%20什么是释经学</text:a>？</text:p></text:note-body></text:note></text:span></text:p>
              </text:list-item>
              <text:list-item>
                <text:p text:style-name="P60">公开的发表</text:p>
              </text:list-item>
            </text:list>
          </table:table-cell>
        </table:table-row>
        <table:table-row>
          <table:table-cell table:style-name="表2.A2" office:value-type="string">
            <text:p text:style-name="P1"/>
          </table:table-cell>
          <table:table-cell table:style-name="表2.A2" office:value-type="string">
            <text:p text:style-name="P2"><text:s/>“讲道”(homiletics)</text:p>
          </table:table-cell>
          <table:table-cell table:style-name="表2.C2" office:value-type="string">
            <text:p text:style-name="P2">occasion : 在讲道的场合中</text:p>
          </table:table-cell>
        </table:table-row>
        <table:table-row>
          <table:table-cell table:style-name="表2.A2" office:value-type="string">
            <text:p text:style-name="P1"/>
          </table:table-cell>
          <table:table-cell table:style-name="表2.A2" office:value-type="string">
            <text:p text:style-name="P2">“教授”(pedagogy)</text:p>
          </table:table-cell>
          <table:table-cell table:style-name="表2.C2" office:value-type="string">
            <text:p text:style-name="P1"><text:span text:style-name="T1">occasion : </text:span>在课室的场合中</text:p>
          </table:table-cell>
        </table:table-row>
        <table:table-row>
          <table:table-cell table:style-name="表2.A2" office:value-type="string">
            <text:p text:style-name="P1"/>
          </table:table-cell>
          <table:table-cell table:style-name="表2.A2" office:value-type="string">
            <text:p text:style-name="P2">一般释经学</text:p>
            <text:p text:style-name="P2">特别释经学<text:note text:id="ftn9" text:note-class="footnote"><text:note-citation>9</text:note-citation><text:note-body><text:p text:style-name="Footnote"><text:a xlink:type="simple" xlink:href="http://www.pcchong.com/Hermeneutics/Hermeneutics1.htm#第一章%20-%20什么是释经学" text:style-name="Internet_20_link" text:visited-style-name="Visited_20_Internet_20_Link">http://www.pcchong.com/Hermeneutics/Hermeneutics1.htm#第一章%20-%20什么是释经学</text:a>？</text:p></text:note-body></text:note></text:p>
          </table:table-cell>
          <table:table-cell table:style-name="表2.C2" office:value-type="string">
            <text:p text:style-name="P1"/>
          </table:table-cell>
        </table:table-row>
      </table:table>
      <text:list xml:id="list36679199" text:continue-list="list36673736" text:style-name="L1">
        <text:list-item>
          <text:list>
            <text:list-item>
              <text:list>
                <text:list-item>
                  <text:p text:style-name="P21"><text:a xlink:type="simple" xlink:href="http://www.pcchong.com/Hermeneutics/Hermeneutics2.htm" text:style-name="Internet_20_link" text:visited-style-name="Visited_20_Internet_20_Link">http://www.pcchong.com/Hermeneutics/Hermeneutics2.htm</text:a> ::<text:soft-page-break/>[20191129_144649 ]::20191129_152229 <text:s/></text:p>
                </text:list-item>
              </text:list>
            </text:list-item>
          </text:list>
        </text:list-item>
      </text:list>
      <text:p text:style-name="P7"/>
      <text:p text:style-name="P7">[next]</text:p>
      <text:list xml:id="list4373688760009061363" text:style-name="L6">
        <text:list-item>
          <text:p text:style-name="P22"><text:a xlink:type="simple" xlink:href="http://www.pcchong.com/Hermeneutics/Hermeneutics2.htm" text:style-name="Internet_20_link" text:visited-style-name="Visited_20_Internet_20_Link">http://www.pcchong.com/Hermeneutics/Hermeneutics2.htm</text:a></text:p>
          <text:list>
            <text:list-item>
              <text:p text:style-name="P22">“奥古斯丁不是惟一这样解经的”</text:p>
            </text:list-item>
          </text:list>
        </text:list-item>
      </text:list>
      <text:p text:style-name="P7"/>
      <text:p text:style-name="P7"/>
      <text:p text:style-name="P14">---------------------------------------------------------------------------</text:p>
      <text:p text:style-name="P13">res free# JVEMV6 37#13_2 / 37. miscs / 13. religions / 20191130_083909</text:p>
      <text:p text:style-name="P7"/>
      <text:p text:style-name="P7">[do]</text:p>
      <text:list xml:id="list8142345385753775776" text:style-name="L7">
        <text:list-item>
          <text:p text:style-name="P23"><text:a xlink:type="simple" xlink:href="http://www.pcchong.com/Hermeneutics/Hermeneutics2.htm" text:style-name="Internet_20_link" text:visited-style-name="Visited_20_Internet_20_Link">http://www.pcchong.com/Hermeneutics/Hermeneutics2.htm</text:a></text:p>
          <text:list>
            <text:list-item>
              <text:p text:style-name="P23">“奥古斯丁不是惟一这样解经的” ==&gt; DROP</text:p>
            </text:list-item>
          </text:list>
        </text:list-item>
        <text:list-item>
          <text:p text:style-name="P63"><text:a xlink:type="simple" xlink:href="http://www.cclw.net/other/jhgrpx/2/index.html" text:style-name="Internet_20_link" text:visited-style-name="Visited_20_Internet_20_Link">http://www.cclw.net/other/jhgrpx/2/index.html</text:a></text:p>
          <text:list>
            <text:list-item>
              <text:p text:style-name="P63">==&gt; DROP</text:p>
            </text:list-item>
          </text:list>
        </text:list-item>
        <text:list-item>
          <text:p text:style-name="P63">SEARCH</text:p>
          <text:list>
            <text:list-item>
              <text:p text:style-name="P63"><text:a xlink:type="simple" xlink:href="https://duckduckgo.com/?q=解经学&amp;t=opera&amp;ia=web" text:style-name="Internet_20_link" text:visited-style-name="Visited_20_Internet_20_Link">https://duckduckgo.com/?q=解经学&amp;t=opera&amp;ia=web</text:a></text:p>
            </text:list-item>
            <text:list-item>
              <text:p text:style-name="P63"><text:a xlink:type="simple" xlink:href="https://duckduckgo.com/?q=解读福音+基督教&amp;t=opera&amp;ia=web" text:style-name="Internet_20_link" text:visited-style-name="Visited_20_Internet_20_Link">https://duckduckgo.com/?q=解读福音+基督教&amp;t=opera&amp;ia=web</text:a></text:p>
            </text:list-item>
          </text:list>
        </text:list-item>
        <text:list-item>
          <text:p text:style-name="P63">READ</text:p>
          <text:list>
            <text:list-item>
              <text:p text:style-name="P63"><text:a xlink:type="simple" xlink:href="https://zhuanlan.zhihu.com/p/20764851" text:style-name="Internet_20_link" text:visited-style-name="Visited_20_Internet_20_Link">https://zhuanlan.zhihu.com/p/20764851</text:a> “神迹的正确解读：洁净大麻风 第四章《福音书解读》示例五” </text:p>
              <text:list>
                <text:list-item>
                  <text:p text:style-name="P63"/>
                </text:list-item>
              </text:list>
            </text:list-item>
          </text:list>
        </text:list-item>
      </text:list>
      <text:p text:style-name="P7"/>
      <text:p text:style-name="P7">[next]</text:p>
      <text:list xml:id="list5604309813997323774" text:style-name="L8">
        <text:list-item>
          <text:p text:style-name="P55"><text:a xlink:type="simple" xlink:href="https://zhuanlan.zhihu.com/p/20764851" text:style-name="Internet_20_link" text:visited-style-name="Visited_20_Internet_20_Link"><text:span text:style-name="T3">https://zhuanlan.zhihu.com/p/20764851</text:span></text:a><text:span text:style-name="T3"> “利未记 13.45~13.46”</text:span></text:p>
        </text:list-item>
      </text:list>
      <text:p text:style-name="P7"/>
      <text:p text:style-name="P7"/>
      <text:p text:style-name="P7">[<text:span text:style-name="T7">/ 20191130_094001</text:span>]</text:p>
      <text:p text:style-name="P7"/>
      <text:p text:style-name="P6"/>
      <text:p text:style-name="P14">---------------------------------------------------------------------------</text:p>
      <text:p text:style-name="P13">res free# JVEMV6 37#13_3 / 37. miscs / 13. religions / 20191130_103758</text:p>
      <text:p text:style-name="P7"/>
      <text:p text:style-name="P7">[do]</text:p>
      <text:list xml:id="list2395448978093321939" text:style-name="L9">
        <text:list-item>
          <text:p text:style-name="P24">SEARCH</text:p>
          <text:list>
            <text:list-item>
              <text:p text:style-name="P24"><text:a xlink:type="simple" xlink:href="https://duckduckgo.com/?q=마태+복음+해설&amp;ia=web" text:style-name="Internet_20_link" text:visited-style-name="Visited_20_Internet_20_Link">https://duckduckgo.com/?q=마태+복음+해설&amp;ia=web</text:a></text:p>
            </text:list-item>
          </text:list>
        </text:list-item>
        <text:list-item>
          <text:p text:style-name="P24">READ</text:p>
          <text:list>
            <text:list-item>
              <text:p text:style-name="P24"><text:a xlink:type="simple" xlink:href="http://www.cps2014.net/00download/02dogma-ethic/00sys.pdf" text:style-name="Internet_20_link" text:visited-style-name="Visited_20_Internet_20_Link">http://www.cps2014.net/00download/02dogma-ethic/00sys.pdf</text:a></text:p>
            </text:list-item>
          </text:list>
        </text:list-item>
        <text:list-item>
          <text:p text:style-name="P24"/>
        </text:list-item>
      </text:list>
      <text:p text:style-name="P7"/>
      <text:p text:style-name="P7">[next]</text:p>
      <text:list xml:id="list6981415257356827424" text:style-name="L10">
        <text:list-item>
          <text:p text:style-name="P25"><text:a xlink:type="simple" xlink:href="http://www.cps2014.net/00download/02dogma-ethic/00sys.pdf" text:style-name="Internet_20_link" text:visited-style-name="Visited_20_Internet_20_Link">http://www.cps2014.net/00download/02dogma-ethic/00sys.pdf</text:a> “박형룡 박사<text:soft-page-break/>는 그의교의신학”</text:p>
        </text:list-item>
      </text:list>
      <text:p text:style-name="P7"/>
      <text:p text:style-name="P6"/>
      <text:p text:style-name="P14">---------------------------------------------------------------------------</text:p>
      <text:p text:style-name="P13">res free# JVEMV6 37#13_4 / 37. miscs / 13. religions / 20191201_112103</text:p>
      <text:p text:style-name="P7"/>
      <text:p text:style-name="P7">[do]</text:p>
      <text:list xml:id="list8387957589865310360" text:style-name="L11">
        <text:list-item>
          <text:p text:style-name="P26"><text:a xlink:type="simple" xlink:href="http://www.cps2014.net/00download/02dogma-ethic/00sys.pdf" text:style-name="Internet_20_link" text:visited-style-name="Visited_20_Internet_20_Link">http://www.cps2014.net/00download/02dogma-ethic/00sys.pdf</text:a> “박형룡 박사는 그의교의신학” ::[20191201_115242 <text:s/></text:p>
          <text:list>
            <text:list-item>
              <text:p text:style-name="P26">~~ “교의학은, 즉”</text:p>
            </text:list-item>
            <text:list-item>
              <text:p text:style-name="P26">==&gt; ENOUGH</text:p>
            </text:list-item>
          </text:list>
        </text:list-item>
        <text:list-item>
          <text:p text:style-name="P26"><text:a xlink:type="simple" xlink:href="https://ko.wikipedia.org/wiki/조직신학" text:style-name="Internet_20_link" text:visited-style-name="Visited_20_Internet_20_Link">https://ko.wikipedia.org/wiki/조직신학</text:a></text:p>
        </text:list-item>
        <text:list-item>
          <text:p text:style-name="P26"><text:a xlink:type="simple" xlink:href="http://oldfaith.net/01exposit/02nt/2-01마태복음.htm#5장:%20완전한%20의의%20삶" text:style-name="Internet_20_link" text:visited-style-name="Visited_20_Internet_20_Link">http://oldfaith.net/01exposit/02nt/2-01마태복음.htm#5장:%20완전한%20의의%20삶</text:a> ::[20191201_121319</text:p>
        </text:list-item>
        <text:list-item>
          <text:p text:style-name="P26">READ</text:p>
          <text:list>
            <text:list-item>
              <text:p text:style-name="P26"><text:a xlink:type="simple" xlink:href="https://zhuanlan.zhihu.com/p/20764851" text:style-name="Internet_20_link" text:visited-style-name="Visited_20_Internet_20_Link">https://zhuanlan.zhihu.com/p/20764851</text:a></text:p>
              <text:list>
                <text:list-item>
                  <text:p text:style-name="P26">==&gt; DROP ::]20191201_124739</text:p>
                </text:list-item>
              </text:list>
            </text:list-item>
          </text:list>
        </text:list-item>
        <text:list-item>
          <text:p text:style-name="P50">SEARCH</text:p>
          <text:list>
            <text:list-item>
              <text:p text:style-name="P26"><text:a xlink:type="simple" xlink:href="https://duckduckgo.com/?q=圣经+释经学&amp;t=opera&amp;ia=web" text:style-name="Internet_20_link" text:visited-style-name="Visited_20_Internet_20_Link"><text:span text:style-name="T1">https://duckduckgo.com/?q=圣经+释经学&amp;t=opera&amp;ia=web</text:span></text:a></text:p>
            </text:list-item>
          </text:list>
        </text:list-item>
        <text:list-item>
          <text:p text:style-name="P50">READ</text:p>
          <text:list>
            <text:list-item>
              <text:p text:style-name="P26"><text:a xlink:type="simple" xlink:href="http://c.thirdmill.org/seminary/manuscripts/HGB/HeGaveUsScripture.Manuscript1.Chinese.pdf" text:style-name="Internet_20_link" text:visited-style-name="Visited_20_Internet_20_Link">http://c.thirdmill.org/seminary/manuscripts/HGB/HeGaveUsScripture.Manuscript1.Chinese.pdf</text:a> ::[20191201_125649 <text:s/>::]20191201_132138</text:p>
              <text:list>
                <text:list-item>
                  <text:p text:style-name="P26">这一课 : 分成三大部分<text:note text:id="ftn10" text:note-class="footnote"><text:note-citation>10</text:note-citation><text:note-body><text:p text:style-name="Footnote"><text:a xlink:type="simple" xlink:href="http://c.thirdmill.org/seminary/manuscripts/HGB/HeGaveUsScripture.Manuscript1.Chinese.pdf" text:style-name="Internet_20_link" text:visited-style-name="Visited_20_Internet_20_Link">http://c.thirdmill.org/seminary/manuscripts/HGB/HeGaveUsScripture.Manuscript1.Chinese.pdf</text:a></text:p></text:note-body></text:note></text:p>
                  <text:list>
                    <text:list-item>
                      <text:p text:style-name="P26">重要的术语</text:p>
                      <text:list>
                        <text:list-item>
                          <text:p text:style-name="P26">圣经释经学是什么意思</text:p>
                        </text:list-item>
                        <text:list-item>
                          <text:p text:style-name="P26">(三个)释经过程</text:p>
                        </text:list-item>
                      </text:list>
                    </text:list-item>
                    <text:list-item>
                      <text:p text:style-name="P26">科学导向释经法</text:p>
                    </text:list-item>
                    <text:list-item>
                      <text:p text:style-name="P26">尊崇导向释经法 zun1chong2</text:p>
                    </text:list-item>
                  </text:list>
                </text:list-item>
                <text:list-item>
                  <text:p text:style-name="P26">圣经释经学 </text:p>
                  <text:list>
                    <text:list-item>
                      <text:p text:style-name="P26">诠释学 quan2shi4</text:p>
                    </text:list-item>
                    <text:list-item>
                      <text:p text:style-name="P26">施莱尔马赫 shi1lai2er3ma3he4 ::[20191201_131439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/>
      <text:p text:style-name="P7">[next]</text:p>
      <text:list xml:id="list5114196079480720289" text:style-name="L12">
        <text:list-item>
          <text:p text:style-name="P27">http://oldfaith.net/01exposit/02nt/2-01마태복음.htm#5장: 완전한 의의 삶 “심령이 가난한 자는 천국이”</text:p>
        </text:list-item>
        <text:list-item>
          <text:p text:style-name="P27"><text:a xlink:type="simple" xlink:href="http://c.thirdmill.org/seminary/manuscripts/HGB/HeGaveUsScripture.Manuscript1.Chinese.pdf" text:style-name="Internet_20_link" text:visited-style-name="Visited_20_Internet_20_Link">http://c.thirdmill.org/seminary/manuscripts/HGB/HeGaveUsScripture.Manuscript1.Chinese.pdf</text:a> “贯穿这整个系列”</text:p>
        </text:list-item>
      </text:list>
      <text:p text:style-name="P7"/>
      <text:p text:style-name="P7"/>
      <text:p text:style-name="P7"/>
      <text:p text:style-name="P7">[<text:span text:style-name="T7">/ 20191201_132223</text:span>]</text:p>
      <text:p text:style-name="P7"><text:soft-page-break/></text:p>
      <text:p text:style-name="P10"/>
      <text:p text:style-name="P14"><text:span text:style-name="T8">4</text:span>---------------------------------------------------------------------------</text:p>
      <text:p text:style-name="P13">res free# JVEMV6 37#13_5 / 37. miscs / 13. religions / 20191201_152739</text:p>
      <text:p text:style-name="P7"/>
      <text:p text:style-name="P7">[do]</text:p>
      <text:list xml:id="list2364032055487300513" text:style-name="L13">
        <text:list-item>
          <text:p text:style-name="P28"><text:span text:style-name="T1">READ : </text:span><text:a xlink:type="simple" xlink:href="http://www.cps2014.net/00download/02dogma-ethic/00sys.pdf" text:style-name="Internet_20_link" text:visited-style-name="Visited_20_Internet_20_Link">http://www.cps2014.net/00download/02dogma-ethic/00sys.pdf</text:a> </text:p>
          <text:list>
            <text:list-item>
              <text:p text:style-name="P28">학(學)</text:p>
              <text:list>
                <text:list-item>
                  <text:p text:style-name="P28">words</text:p>
                  <text:list>
                    <text:list-item>
                      <text:p text:style-name="P28">체계적 연구 <text:span text:style-name="T1">体系的研究</text:span></text:p>
                    </text:list-item>
                    <text:list-item>
                      <text:p text:style-name="P28">사실들<text:span text:style-name="T1"> 事実</text:span></text:p>
                    </text:list-item>
                    <text:list-item>
                      <text:p text:style-name="P28">원리들 <text:span text:style-name="T1">原理</text:span></text:p>
                    </text:list-item>
                    <text:list-item>
                      <text:p text:style-name="P51">지식 知識</text:p>
                    </text:list-item>
                  </text:list>
                </text:list-item>
              </text:list>
            </text:list-item>
            <text:list-item>
              <text:p text:style-name="P51">신학 神学</text:p>
              <text:list>
                <text:list-item>
                  <text:p text:style-name="P51">에 관한 関して</text:p>
                  <text:list>
                    <text:list-item>
                      <text:p text:style-name="P51">하나님</text:p>
                    </text:list-item>
                    <text:list-item>
                      <text:p text:style-name="P51">그의 진리들</text:p>
                    </text:list-item>
                  </text:list>
                </text:list-item>
                <text:list-item>
                  <text:p text:style-name="P51">체계적 지식 → ‘조직신학’(systematic theology)</text:p>
                </text:list-item>
                <text:list-item>
                  <text:p text:style-name="P28">엄격한 의미 → 조직신학</text:p>
                </text:list-item>
              </text:list>
            </text:list-item>
            <text:list-item>
              <text:p text:style-name="P28">성경 <text:span text:style-name="T1">聖書</text:span></text:p>
              <text:list>
                <text:list-item>
                  <text:p text:style-name="P28">하나님의</text:p>
                </text:list-item>
                <text:list-item>
                  <text:p text:style-name="P28">특별계시들</text:p>
                </text:list-item>
                <text:list-item>
                  <text:p text:style-name="P28">기록</text:p>
                </text:list-item>
              </text:list>
            </text:list-item>
            <text:list-item>
              <text:p text:style-name="P28">신학</text:p>
              <text:list>
                <text:list-item>
                  <text:p text:style-name="P28">성경에 계시된</text:p>
                </text:list-item>
                <text:list-item>
                  <text:p text:style-name="P28">하나님의</text:p>
                </text:list-item>
                <text:list-item>
                  <text:p text:style-name="P28">진리들에 관한</text:p>
                </text:list-item>
                <text:list-item>
                  <text:p text:style-name="P28">체계적인</text:p>
                </text:list-item>
                <text:list-item>
                  <text:p text:style-name="P28">지식</text:p>
                </text:list-item>
              </text:list>
            </text:list-item>
            <text:list-item>
              <text:p text:style-name="P28">자유주의 신학 <text:span text:style-name="T1">自由主義神学</text:span></text:p>
              <text:list>
                <text:list-item>
                  <text:p text:style-name="P28">신에 대한 <text:span text:style-name="T1">神への</text:span></text:p>
                </text:list-item>
                <text:list-item>
                  <text:p text:style-name="P28">인간의</text:p>
                </text:list-item>
                <text:list-item>
                  <text:p text:style-name="P28">주관적 신앙 <text:span text:style-name="T1">主観的信仰</text:span></text:p>
                </text:list-item>
                <text:list-item>
                  <text:p text:style-name="P51">종교경험 宗教経験</text:p>
                </text:list-item>
                <text:list-item>
                  <text:p text:style-name="P51">~의 학</text:p>
                </text:list-item>
              </text:list>
            </text:list-item>
            <text:list-item>
              <text:p text:style-name="P51">~~ “입장이다” <text:s/></text:p>
            </text:list-item>
          </text:list>
        </text:list-item>
        <text:list-item>
          <text:p text:style-name="P28"><text:span text:style-name="T1">READ </text:span><text:a xlink:type="simple" xlink:href="https://ko.wikipedia.org/wiki/자유주의_신학" text:style-name="Internet_20_link" text:visited-style-name="Visited_20_Internet_20_Link">https://ko.wikipedia.org/wiki/자유주의_신학</text:a><text:span text:style-name="T1"> ::]20191201_154642</text:span></text:p>
        </text:list-item>
        <text:list-item>
          <text:p text:style-name="P51"/>
        </text:list-item>
      </text:list>
      <text:p text:style-name="P7"/>
      <text:p text:style-name="P7">[next]</text:p>
      <text:list xml:id="list831093807354816104" text:style-name="L14">
        <text:list-item>
          <text:p text:style-name="P29"><text:a xlink:type="simple" xlink:href="http://www.cps2014.net/00download/02dogma-ethic/00sys.pdf" text:style-name="Internet_20_link" text:visited-style-name="Visited_20_Internet_20_Link">http://www.cps2014.net/00download/02dogma-ethic/00sys.pdf</text:a> “촬스 핫지는”</text:p>
        </text:list-item>
      </text:list>
      <text:p text:style-name="P7"/>
      <text:p text:style-name="P7"/>
      <text:p text:style-name="P7"><text:soft-page-break/></text:p>
      <text:p text:style-name="P7">[<text:span text:style-name="T7">/ XXXX</text:span>]</text:p>
      <text:p text:style-name="P7"/>
      <text:p text:style-name="P11"/>
      <text:p text:style-name="P14">---------------------------------------------------------------------------</text:p>
      <text:p text:style-name="P13">res free# JVEMV6 37#13_6 / 37. miscs / 13. religions / XXXX</text:p>
      <text:p text:style-name="P7"/>
      <text:p text:style-name="P7">[do]</text:p>
      <text:list xml:id="list8288780990741115219" text:style-name="L15">
        <text:list-item>
          <text:p text:style-name="P30"><text:a xlink:type="simple" xlink:href="http://www.cps2014.net/00download/02dogma-ethic/00sys.pdf" text:style-name="Internet_20_link" text:visited-style-name="Visited_20_Internet_20_Link">http://www.cps2014.net/00download/02dogma-ethic/00sys.pdf</text:a> “촬스 핫지는” ::[20191202_160917</text:p>
          <text:list>
            <text:list-item>
              <text:p text:style-name="P30">“교의” <text:span text:style-name="T1">教義</text:span></text:p>
              <text:list>
                <text:list-item>
                  <text:p text:style-name="P30">하나님의</text:p>
                  <text:list>
                    <text:list-item>
                      <text:p text:style-name="P30">진리에 관한 <text:span text:style-name="T1">真理</text:span></text:p>
                    </text:list-item>
                  </text:list>
                </text:list-item>
                <text:list-item>
                  <text:p text:style-name="P30">교회의</text:p>
                  <text:list>
                    <text:list-item>
                      <text:p text:style-name="P30">공식적인</text:p>
                    </text:list-item>
                    <text:list-item>
                      <text:p text:style-name="P30">진술 <text:span text:style-name="T1">陳述</text:span></text:p>
                    </text:list-item>
                  </text:list>
                </text:list-item>
              </text:list>
            </text:list-item>
            <text:list-item>
              <text:p text:style-name="P30">“교리” <text:span text:style-name="T1">教理</text:span></text:p>
              <text:list>
                <text:list-item>
                  <text:p text:style-name="P30">말로 표현된 <text:span text:style-name="T1">表現</text:span></text:p>
                </text:list-item>
                <text:list-item>
                  <text:p text:style-name="P30">진리</text:p>
                </text:list-item>
                <text:list-item>
                  <text:p text:style-name="P30">(진리와 거의 동일시되나)</text:p>
                </text:list-item>
              </text:list>
            </text:list-item>
            <text:list-item>
              <text:p text:style-name="P30">“교의학”</text:p>
              <text:list>
                <text:list-item>
                  <text:p text:style-name="P30">A</text:p>
                  <text:list>
                    <text:list-item>
                      <text:p text:style-name="P30">내용적으로</text:p>
                    </text:list-item>
                    <text:list-item>
                      <text:p text:style-name="P30">조직신학 <text:span text:style-name="T1">組織神学</text:span></text:p>
                    </text:list-item>
                  </text:list>
                </text:list-item>
                <text:list-item>
                  <text:p text:style-name="P30">B (헤르만 바빙크)</text:p>
                  <text:list>
                    <text:list-item>
                      <text:p text:style-name="P30">하나님의 지식에 대한</text:p>
                    </text:list-item>
                    <text:list-item>
                      <text:p text:style-name="P30">학문적 <text:span text:style-name="T1">学問的</text:span></text:p>
                    </text:list-item>
                    <text:list-item>
                      <text:p text:style-name="P30">체계 <text:span text:style-name="T1">体系</text:span></text:p>
                    </text:list-item>
                  </text:list>
                </text:list-item>
                <text:list-item>
                  <text:p text:style-name="P30">C (박형룡)</text:p>
                  <text:list>
                    <text:list-item>
                      <text:p text:style-name="P30">a</text:p>
                      <text:list>
                        <text:list-item>
                          <text:p text:style-name="P30">성경이</text:p>
                        </text:list-item>
                        <text:list-item>
                          <text:p text:style-name="P30">하나님에 대하여 가르치는 <text:span text:style-name="T1">教えている</text:span> … 논술을 <text:span text:style-name="T1">論述</text:span></text:p>
                        </text:list-item>
                        <text:list-item>
                          <text:p text:style-name="P30">제출하기를 <text:span text:style-name="T1">提出</text:span> → 추구한다 <text:span text:style-name="T1">追求</text:span></text:p>
                        </text:list-item>
                      </text:list>
                    </text:list-item>
                    <text:list-item>
                      <text:p text:style-name="P52">b</text:p>
                      <text:list>
                        <text:list-item>
                          <text:p text:style-name="P52">성경 진리의</text:p>
                        </text:list-item>
                        <text:list-item>
                          <text:p text:style-name="P52">조직적</text:p>
                        </text:list-item>
                        <text:list-item>
                          <text:p text:style-name="P52">진술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0">성경신학(Biblical Theology)</text:p>
              <text:list>
                <text:list-item>
                  <text:list>
                    <text:list-item>
                      <text:p text:style-name="P30">하나님의 진리들을</text:p>
                    </text:list-item>
                    <text:list-item>
                      <text:p text:style-name="P30">역사적으로</text:p>
                    </text:list-item>
                    <text:list-item>
                      <text:p text:style-name="P30">연대순으로</text:p>
                    </text:list-item>
                  </text:list>
                </text:list-item>
                <text:list-item>
                  <text:p text:style-name="P30"><text:span text:style-name="T1">⇔ </text:span>조직신학</text:p>
                  <text:list>
                    <text:list-item>
                      <text:p text:style-name="P30">주제별로</text:p>
                    </text:list-item>
                    <text:list-item>
                      <text:p text:style-name="P30"><text:soft-page-break/>논리적으로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489397301946905857" text:style-name="L16">
        <text:list-item>
          <text:p text:style-name="P31"><text:a xlink:type="simple" xlink:href="http://www.cps2014.net/00download/02dogma-ethic/00sys.pdf" text:style-name="Internet_20_link" text:visited-style-name="Visited_20_Internet_20_Link">http://www.cps2014.net/00download/02dogma-ethic/00sys.pdf</text:a> “신학을 성경에”</text:p>
        </text:list-item>
      </text:list>
      <text:p text:style-name="P7"/>
      <text:p text:style-name="P7"/>
      <text:p text:style-name="P7"/>
      <text:p text:style-name="P7">[<text:span text:style-name="T7">/ 20191202_164946</text:span>]</text:p>
      <text:p text:style-name="P7"/>
      <text:p text:style-name="P11"/>
      <text:p text:style-name="P7"/>
      <text:p text:style-name="P7"/>
      <text:p text:style-name="P14"><text:span text:style-name="T8">6</text:span>---------------------------------------------------------------------------</text:p>
      <text:p text:style-name="P13">res free# JVEMV6 37#13_7 / 37. miscs / 13. religions / 20191203_093652</text:p>
      <text:p text:style-name="P7"/>
      <text:p text:style-name="P7">[do]</text:p>
      <text:list xml:id="list2534243219638429167" text:style-name="L17">
        <text:list-item>
          <text:p text:style-name="P32"><text:a xlink:type="simple" xlink:href="http://www.cps2014.net/00download/02dogma-ethic/00sys.pdf" text:style-name="Internet_20_link" text:visited-style-name="Visited_20_Internet_20_Link">http://www.cps2014.net/00download/02dogma-ethic/00sys.pdf</text:a> “신학을 성경에”</text:p>
          <text:list>
            <text:list-item>
              <text:p text:style-name="P32">“신학”</text:p>
              <text:list>
                <text:list-item>
                  <text:p text:style-name="P32">성경에</text:p>
                </text:list-item>
                <text:list-item>
                  <text:p text:style-name="P32">계시된</text:p>
                </text:list-item>
                <text:list-item>
                  <text:p text:style-name="P32">하나님의</text:p>
                </text:list-item>
                <text:list-item>
                  <text:p text:style-name="P32">진리들에 대한</text:p>
                </text:list-item>
                <text:list-item>
                  <text:p text:style-name="P32">체계적</text:p>
                </text:list-item>
                <text:list-item>
                  <text:p text:style-name="P32">지식</text:p>
                </text:list-item>
              </text:list>
            </text:list-item>
            <text:list-item>
              <text:p text:style-name="P32">신학의 성격</text:p>
              <text:list>
                <text:list-item>
                  <text:p text:style-name="P32">성경적</text:p>
                </text:list-item>
                <text:list-item>
                  <text:p text:style-name="P32">교회적</text:p>
                </text:list-item>
                <text:list-item>
                  <text:p text:style-name="P32">권위적</text:p>
                </text:list-item>
              </text:list>
            </text:list-item>
            <text:list-item>
              <text:p text:style-name="P32">A</text:p>
              <text:list>
                <text:list-item>
                  <text:p text:style-name="P32">성경의</text:p>
                  <text:list>
                    <text:list-item>
                      <text:p text:style-name="P32">신적 권위성</text:p>
                    </text:list-item>
                  </text:list>
                </text:list-item>
                <text:list-item>
                  <text:p text:style-name="P32">성경의</text:p>
                  <text:list>
                    <text:list-item>
                      <text:p text:style-name="P32">모든 진리들의</text:p>
                    </text:list-item>
                    <text:list-item>
                      <text:p text:style-name="P32">신적 권위성</text:p>
                    </text:list-item>
                  </text:list>
                </text:list-item>
                <text:list-item>
                  <text:p text:style-name="P32">신학</text:p>
                  <text:list>
                    <text:list-item>
                      <text:p text:style-name="P32">성경의 진리들을</text:p>
                    </text:list-item>
                    <text:list-item>
                      <text:p text:style-name="P32">체계적으로</text:p>
                    </text:list-item>
                    <text:list-item>
                      <text:p text:style-name="P32">정돈한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6376585010840161829" text:style-name="L18">
        <text:list-item>
          <text:p text:style-name="P33"><text:a xlink:type="simple" xlink:href="http://www.cps2014.net/00download/02dogma-ethic/00sys.pdf" text:style-name="Internet_20_link" text:visited-style-name="Visited_20_Internet_20_Link">http://www.cps2014.net/00download/02dogma-ethic/00sys.pdf</text:a> “넷째로, 신학<text:soft-page-break/>은”</text:p>
        </text:list-item>
      </text:list>
      <text:p text:style-name="P7"/>
      <text:p text:style-name="P7"/>
      <text:p text:style-name="P7"/>
      <text:p text:style-name="P7">[<text:span text:style-name="T7">/ 20191203_100842</text:span>]</text:p>
      <text:p text:style-name="P7"/>
      <text:p text:style-name="P11"/>
      <text:p text:style-name="P14"><text:span text:style-name="T8">7</text:span>---------------------------------------------------------------------------</text:p>
      <text:p text:style-name="P13">res free# JVEMV6 37#13_8 / 37. miscs / 13. religions / 20191204_075939</text:p>
      <text:p text:style-name="P7"/>
      <text:p text:style-name="P7">[do]</text:p>
      <text:list xml:id="list7619805850150131723" text:style-name="L19">
        <text:list-item>
          <text:p text:style-name="P34"><text:a xlink:type="simple" xlink:href="http://www.cps2014.net/00download/02dogma-ethic/00sys.pdf" text:style-name="Internet_20_link" text:visited-style-name="Visited_20_Internet_20_Link">http://www.cps2014.net/00download/02dogma-ethic/00sys.pdf</text:a> “넷째로, 신학은”</text:p>
          <text:list>
            <text:list-item>
              <text:p text:style-name="P34">넷째로</text:p>
              <text:list>
                <text:list-item>
                  <text:p text:style-name="P34">성경</text:p>
                  <text:list>
                    <text:list-item>
                      <text:p text:style-name="P34">내용 → 변할수 없</text:p>
                    </text:list-item>
                  </text:list>
                </text:list-item>
                <text:list-item>
                  <text:p text:style-name="P34">신학</text:p>
                  <text:list>
                    <text:list-item>
                      <text:p text:style-name="P34">기본 내용 → 변할수 없</text:p>
                    </text:list-item>
                  </text:list>
                </text:list-item>
                <text:list-item>
                  <text:p text:style-name="P34">신학</text:p>
                  <text:list>
                    <text:list-item>
                      <text:p text:style-name="P34">성경 진리들의</text:p>
                    </text:list-item>
                    <text:list-item>
                      <text:p text:style-name="P34">체계적</text:p>
                    </text:list-item>
                    <text:list-item>
                      <text:p text:style-name="P34">지식</text:p>
                    </text:list-item>
                  </text:list>
                </text:list-item>
              </text:list>
            </text:list-item>
            <text:list-item>
              <text:p text:style-name="P34">신학의 필요성</text:p>
              <text:list>
                <text:list-item>
                  <text:p text:style-name="P34">첫째로 : 기본적 욕구 </text:p>
                </text:list-item>
                <text:list-item>
                  <text:p text:style-name="P34">둘째로 : 효과적 전달</text:p>
                </text:list-item>
              </text:list>
            </text:list-item>
          </text:list>
        </text:list-item>
        <text:list-item>
          <text:p text:style-name="P34"><text:a xlink:type="simple" xlink:href="http://c.thirdmill.org/seminary/manuscripts/HGB/HeGaveUsScripture.Manuscript1.Chinese.pdf" text:style-name="Internet_20_link" text:visited-style-name="Visited_20_Internet_20_Link">http://c.thirdmill.org/seminary/manuscripts/HGB/HeGaveUsScripture.Manuscript1.Chinese.pdf</text:a> “贯穿这整个系列” <text:s text:c="2"/>::[20191204_084141 <text:s text:c="2"/></text:p>
          <text:list>
            <text:list-item>
              <text:p text:style-name="P34">释经过程</text:p>
              <text:list>
                <text:list-item>
                  <text:p text:style-name="P34">预备</text:p>
                </text:list-item>
                <text:list-item>
                  <text:p text:style-name="P34">查考</text:p>
                </text:list-item>
                <text:list-item>
                  <text:p text:style-name="P34">应用</text:p>
                </text:list-item>
              </text:list>
            </text:list-item>
            <text:list-item>
              <text:p text:style-name="P34">科学导向释经法</text:p>
              <text:list>
                <text:list-item>
                  <text:p text:style-name="P34">首先 : 方法的合理性</text:p>
                </text:list-item>
                <text:list-item>
                  <text:p text:style-name="P34">第二 : 历史上的例子</text:p>
                </text:list-item>
                <text:list-item>
                  <text:p text:style-name="P34">第三 : 研究圣经的方法</text:p>
                </text:list-item>
              </text:list>
            </text:list-item>
          </text:list>
        </text:list-item>
      </text:list>
      <text:p text:style-name="P7"/>
      <text:p text:style-name="P7">[next]</text:p>
      <text:list xml:id="list6185425002446973954" text:style-name="L20">
        <text:list-item>
          <text:p text:style-name="P35"><text:a xlink:type="simple" xlink:href="http://www.cps2014.net/00download/02dogma-ethic/00sys.pdf" text:style-name="Internet_20_link" text:visited-style-name="Visited_20_Internet_20_Link">http://www.cps2014.net/00download/02dogma-ethic/00sys.pdf</text:a> “셋째로, 교회의”</text:p>
        </text:list-item>
        <text:list-item>
          <text:p text:style-name="P35"><text:a xlink:type="simple" xlink:href="https://tip.daum.net/question/48825638" text:style-name="Internet_20_link" text:visited-style-name="Visited_20_Internet_20_Link">https://tip.daum.net/question/48825638</text:a> </text:p>
          <text:list>
            <text:list-item>
              <text:p text:style-name="P35"><text:a xlink:type="simple" xlink:href="https://duckduckgo.com/?q=+대소요리문답&amp;t=opera&amp;ia=web" text:style-name="Internet_20_link" text:visited-style-name="Visited_20_Internet_20_Link">https://duckduckgo.com/?q=+대소요리문답&amp;t=opera&amp;ia=web</text:a></text:p>
            </text:list-item>
          </text:list>
        </text:list-item>
        <text:list-item>
          <text:p text:style-name="P35"><text:a xlink:type="simple" xlink:href="http://c.thirdmill.org/seminary/manuscripts/HGB/HeGaveUsScripture.Manuscript1.Chinese.pdf" text:style-name="Internet_20_link" text:visited-style-name="Visited_20_Internet_20_Link">http://c.thirdmill.org/seminary/manuscripts/HGB/HeGaveUsScripture.Manuscript1.Chinese.pdf</text:a> “生活在圣经时代的人”</text:p>
        </text:list-item>
      </text:list>
      <text:p text:style-name="P7"><text:soft-page-break/></text:p>
      <text:p text:style-name="P7"/>
      <text:p text:style-name="P7"/>
      <text:p text:style-name="P7">[<text:span text:style-name="T7">/ 20191204_090408</text:span>]</text:p>
      <text:p text:style-name="P7"/>
      <text:p text:style-name="P7"/>
      <text:p text:style-name="P11"/>
      <text:p text:style-name="P14"><text:span text:style-name="T8">8</text:span>---------------------------------------------------------------------------</text:p>
      <text:p text:style-name="P13">res free# JVEMV6 37#13_ 9 / 37. miscs / 13. religions / 20191205_095241</text:p>
      <text:p text:style-name="P7"/>
      <text:p text:style-name="P7">[do]</text:p>
      <text:list xml:id="list7009753651910691314" text:style-name="L21">
        <text:list-item>
          <text:p text:style-name="P36"><text:a xlink:type="simple" xlink:href="http://www.cps2014.net/00download/02dogma-ethic/00sys.pdf" text:style-name="Internet_20_link" text:visited-style-name="Visited_20_Internet_20_Link">http://www.cps2014.net/00download/02dogma-ethic/00sys.pdf</text:a> “셋째로, 교회의”</text:p>
          <text:list>
            <text:list-item>
              <text:p text:style-name="P36">신학은 필요하다</text:p>
              <text:list>
                <text:list-item>
                  <text:p text:style-name="P36">셋째로 : 사상적 일체성</text:p>
                </text:list-item>
                <text:list-item>
                  <text:p text:style-name="P36">넷째로 : 진리를 수호하기 위해</text:p>
                </text:list-item>
              </text:list>
            </text:list-item>
            <text:list-item>
              <text:p text:style-name="P36">==&gt; DROP (ENOUGH) ::]20191205_102234</text:p>
            </text:list-item>
          </text:list>
        </text:list-item>
        <text:list-item>
          <text:p text:style-name="P36"><text:a xlink:type="simple" xlink:href="https://ko.wikipedia.org/wiki/애니미즘" text:style-name="Internet_20_link" text:visited-style-name="Visited_20_Internet_20_Link">https://ko.wikipedia.org/wiki/애니미즘</text:a> ::[20191205_102308 ::]20191205_103238</text:p>
        </text:list-item>
        <text:list-item>
          <text:p text:style-name="P36"><text:a xlink:type="simple" xlink:href="https://thewiki.kr/w/애니미즘" text:style-name="Internet_20_link" text:visited-style-name="Visited_20_Internet_20_Link">https://thewiki.kr/w/애니미즘</text:a> </text:p>
          <text:list>
            <text:list-item>
              <text:p text:style-name="P36"/>
            </text:list-item>
          </text:list>
        </text:list-item>
      </text:list>
      <text:p text:style-name="P7"/>
      <text:p text:style-name="P7">[next]</text:p>
      <text:list xml:id="list1848757792326775500" text:style-name="L22">
        <text:list-item>
          <text:p text:style-name="P37"><text:a xlink:type="simple" xlink:href="https://thewiki.kr/w/애니미즘" text:style-name="Internet_20_link" text:visited-style-name="Visited_20_Internet_20_Link">https://thewiki.kr/w/애니미즘</text:a> “이들의 사회는”</text:p>
        </text:list-item>
      </text:list>
      <text:p text:style-name="P7"/>
      <text:p text:style-name="P7"/>
      <text:p text:style-name="P7">[<text:span text:style-name="T7">/ 20191205_103543</text:span>]</text:p>
      <text:p text:style-name="P7"/>
      <text:p text:style-name="P11"/>
      <text:p text:style-name="P7"/>
      <text:p text:style-name="P14"><text:span text:style-name="T8">9</text:span>---------------------------------------------------------------------------</text:p>
      <text:p text:style-name="P13">res free# JVEMV6 37#13_10 / 37. miscs / 13. religions / 20191207_095050</text:p>
      <text:p text:style-name="P7"/>
      <text:p text:style-name="P7">[do]</text:p>
      <text:list xml:id="list3679454255670877853" text:style-name="L23">
        <text:list-item>
          <text:p text:style-name="P38"><text:a xlink:type="simple" xlink:href="http://www.cps2014.net/00download/02dogma-ethic/00sys.pdf" text:style-name="Internet_20_link" text:visited-style-name="Visited_20_Internet_20_Link">http://www.cps2014.net/00download/02dogma-ethic/00sys.pdf</text:a> </text:p>
          <text:list>
            <text:list-item>
              <text:p text:style-name="P38">신학의 방법</text:p>
              <text:list>
                <text:list-item>
                  <text:p text:style-name="P38">첫째 : 존재의 원리</text:p>
                </text:list-item>
              </text:list>
            </text:list-item>
          </text:list>
        </text:list-item>
        <text:list-item>
          <text:p text:style-name="P38"/>
        </text:list-item>
      </text:list>
      <text:p text:style-name="P7"/>
      <text:p text:style-name="P7">[next]</text:p>
      <text:list xml:id="list3222947419680673479" text:style-name="L24">
        <text:list-item>
          <text:p text:style-name="P39"><text:a xlink:type="simple" xlink:href="http://www.cps2014.net/00download/02dogma-ethic/00sys.pdf" text:style-name="Internet_20_link" text:visited-style-name="Visited_20_Internet_20_Link">http://www.cps2014.net/00download/02dogma-ethic/00sys.pdf</text:a> <text:s/>“둘째는 ‘지식의 외적 원리’”</text:p>
        </text:list-item>
      </text:list>
      <text:p text:style-name="P7"><text:soft-page-break/></text:p>
      <text:p text:style-name="P7"/>
      <text:p text:style-name="P7"/>
      <text:p text:style-name="P7">[<text:span text:style-name="T7">/ 20191207_095744</text:span>]</text:p>
      <text:p text:style-name="P7"/>
      <text:p text:style-name="P7"/>
      <text:p text:style-name="P11"/>
      <text:p text:style-name="P14"><text:span text:style-name="T8">10</text:span>---------------------------------------------------------------------------</text:p>
      <text:p text:style-name="P13">res free# JVEMV6 37#13_11 / 37. miscs / 13. religions / 20191207_151545</text:p>
      <text:p text:style-name="P7"/>
      <text:p text:style-name="P7">[do]</text:p>
      <text:list xml:id="list731700238061281362" text:style-name="L25">
        <text:list-item>
          <text:p text:style-name="P40"><text:a xlink:type="simple" xlink:href="http://c.thirdmill.org/seminary/manuscripts/HGB/HeGaveUsScripture.Manuscript1.Chinese.pdf" text:style-name="Internet_20_link" text:visited-style-name="Visited_20_Internet_20_Link">http://c.thirdmill.org/seminary/manuscripts/HGB/HeGaveUsScripture.Manuscript1.Chinese.pdf</text:a> “生活在圣经时代的人”</text:p>
        </text:list-item>
      </text:list>
      <text:p text:style-name="P7"/>
      <text:p text:style-name="P7">[next]</text:p>
      <text:list xml:id="list519826795756172254" text:style-name="L26">
        <text:list-item>
          <text:p text:style-name="P41"><text:a xlink:type="simple" xlink:href="http://c.thirdmill.org/seminary/manuscripts/HGB/HeGaveUsScripture.Manuscript1.Chinese.pdf" text:style-name="Internet_20_link" text:visited-style-name="Visited_20_Internet_20_Link">http://c.thirdmill.org/seminary/manuscripts/HGB/HeGaveUsScripture.Manuscript1.Chinese.pdf</text:a> <text:s/>“总体来说，全世界的”</text:p>
        </text:list-item>
      </text:list>
      <text:p text:style-name="P7"/>
      <text:p text:style-name="P7"/>
      <text:p text:style-name="P7">[<text:span text:style-name="T7">/ 20191207_154756</text:span>]</text:p>
      <text:p text:style-name="P7"/>
      <text:p text:style-name="P7"/>
      <text:p text:style-name="P7"/>
      <text:p text:style-name="P11"/>
      <text:p text:style-name="P14"><text:span text:style-name="T8">11</text:span>---------------------------------------------------------------------------</text:p>
      <text:p text:style-name="P13">res free# JVEMV6 37#13_ 12 / 37. miscs / 13. religions / 20191207_161107</text:p>
      <text:p text:style-name="P7"/>
      <text:p text:style-name="P7">[do]</text:p>
      <text:list xml:id="list3367589574111280756" text:style-name="L27">
        <text:list-item>
          <text:p text:style-name="P56"><text:a xlink:type="simple" xlink:href="http://www.fbiblos.org/Ewangeliarz/WedługEwangelii/EwangeliawedługśwMateusza/tabid/80/idkom/391/Default.aspx" text:style-name="Internet_20_link" text:visited-style-name="Visited_20_Internet_20_Link"><text:span text:style-name="T3">http://www.fbiblos.org/Ewangeliarz/WedługEwangelii/EwangeliawedługśwMateusza/tabid/80/idkom/391/Default.aspx</text:span></text:a><text:span text:style-name="T3"> “Mt 5,27-32”</text:span></text:p>
        </text:list-item>
      </text:list>
      <text:list xml:id="list36675063" text:continue-list="list8387957589865310360" text:style-name="L11">
        <text:list-item>
          <text:list>
            <text:list-item>
              <text:p text:style-name="P26"/>
            </text:list-item>
          </text:list>
        </text:list-item>
      </text:list>
      <text:p text:style-name="P7"/>
      <text:p text:style-name="P7">[next]</text:p>
      <text:list xml:id="list8087976399848326575" text:style-name="L28">
        <text:list-item>
          <text:p text:style-name="P42"><text:a xlink:type="simple" xlink:href="http://www.fbiblos.org/Ewangeliarz/WedługEwangelii/EwangeliawedługśwMateusza/tabid/80/idkom/391/Default.aspx" text:style-name="Internet_20_link" text:visited-style-name="Visited_20_Internet_20_Link">http://www.fbiblos.org/Ewangeliarz/WedługEwangelii/EwangeliawedługśwMateusza/tabid/80/idkom/391/Default.aspx</text:a> “Z czasem gehenna”</text:p>
        </text:list-item>
      </text:list>
      <text:p text:style-name="P7"/>
      <text:p text:style-name="P7"/>
      <text:p text:style-name="P7">[<text:span text:style-name="T7">/ 20191207_163051</text:span>]</text:p>
      <text:p text:style-name="P7"/>
      <text:p text:style-name="P11"/>
      <text:p text:style-name="P7"/>
      <text:p text:style-name="P14"><text:span text:style-name="T8">12</text:span>---------------------------------------------------------------------------</text:p>
      <text:p text:style-name="P13"><text:soft-page-break/>res free# JVEMV6 37#13_ 13 / 37. miscs / 13. religions / 20191208_093330</text:p>
      <text:p text:style-name="P7"/>
      <text:p text:style-name="P7">[do]</text:p>
      <text:list xml:id="list256227029235995868" text:style-name="L29">
        <text:list-item>
          <text:p text:style-name="P43"><text:a xlink:type="simple" xlink:href="http://www.cps2014.net/00download/02dogma-ethic/00sys.pdf" text:style-name="Internet_20_link" text:visited-style-name="Visited_20_Internet_20_Link">http://www.cps2014.net/00download/02dogma-ethic/00sys.pdf</text:a> <text:s/>“둘째는 ‘지식의 외적 원리’”</text:p>
          <text:list>
            <text:list-item>
              <text:p text:style-name="P43">신학의 방법</text:p>
              <text:list>
                <text:list-item>
                  <text:p text:style-name="P43">둘째 : 지식의 외적 원리</text:p>
                </text:list-item>
                <text:list-item>
                  <text:p text:style-name="P43">셋째 : 지식의 내적 원리</text:p>
                </text:list-item>
              </text:list>
            </text:list-item>
          </text:list>
        </text:list-item>
      </text:list>
      <text:p text:style-name="P7"/>
      <text:p text:style-name="P7">[next]</text:p>
      <text:list xml:id="list2893768833800906527" text:style-name="L30">
        <text:list-item>
          <text:p text:style-name="P44"><text:a xlink:type="simple" xlink:href="http://www.cps2014.net/00download/02dogma-ethic/00sys.pdf" text:style-name="Internet_20_link" text:visited-style-name="Visited_20_Internet_20_Link">http://www.cps2014.net/00download/02dogma-ethic/00sys.pdf</text:a> <text:s/>“그러나 이미 믿은”</text:p>
        </text:list-item>
      </text:list>
      <text:p text:style-name="P7"/>
      <text:p text:style-name="P7"/>
      <text:p text:style-name="P7"/>
      <text:p text:style-name="P7">[<text:span text:style-name="T7">/ 20191208_100402</text:span>]</text:p>
      <text:p text:style-name="P7"/>
      <text:p text:style-name="P7"/>
      <text:p text:style-name="P11"/>
      <text:p text:style-name="P14">---------------------------------------------------------------------------</text:p>
      <text:p text:style-name="P13">res free# JVEMV6 37#13_14 / 37. miscs / 13. religions / 20191208_162738</text:p>
      <text:p text:style-name="P7"/>
      <text:p text:style-name="P7">[do]</text:p>
      <text:list xml:id="list41646204140641429" text:style-name="L34">
        <text:list-item>
          <text:p text:style-name="P47"><text:a xlink:type="simple" xlink:href="http://c.thirdmill.org/seminary/manuscripts/HGB/HeGaveUsScripture.Manuscript1.Chinese.pdf" text:style-name="Internet_20_link" text:visited-style-name="Visited_20_Internet_20_Link">http://c.thirdmill.org/seminary/manuscripts/HGB/HeGaveUsScripture.Manuscript1.Chinese.pdf</text:a> <text:s/>“总体来说，全世界的”</text:p>
          <text:list>
            <text:list-item>
              <text:p text:style-name="P47"/>
            </text:list-item>
          </text:list>
        </text:list-item>
      </text:list>
      <text:p text:style-name="P7"/>
      <text:p text:style-name="P7">[next]</text:p>
      <text:list xml:id="list3630352361819240657" text:style-name="L31">
        <text:list-item>
          <text:p text:style-name="P45"><text:a xlink:type="simple" xlink:href="http://c.thirdmill.org/seminary/manuscripts/HGB/HeGaveUsScripture.Manuscript1.Chinese.pdf" text:style-name="Internet_20_link" text:visited-style-name="Visited_20_Internet_20_Link">http://c.thirdmill.org/seminary/manuscripts/HGB/HeGaveUsScripture.Manuscript1.Chinese.pdf</text:a> “虽然圣经作者经常或多或少”</text:p>
        </text:list-item>
      </text:list>
      <text:p text:style-name="P7"/>
      <text:p text:style-name="P7"/>
      <text:p text:style-name="P7"/>
      <text:p text:style-name="P7">[<text:span text:style-name="T7">/ XXX</text:span>]</text:p>
      <text:p text:style-name="P7"/>
      <text:p text:style-name="P7"/>
      <text:p text:style-name="P7"/>
      <text:p text:style-name="P11">@@@</text:p>
      <text:p text:style-name="P14">---------------------------------------------------------------------------</text:p>
      <text:p text:style-name="P13">res free# JVEMV6 37#13_ 15 / 37. miscs / 13. religions / XXXX</text:p>
      <text:p text:style-name="P7"/>
      <text:p text:style-name="P7">[do]</text:p>
      <text:list xml:id="list3497624787922572847" text:style-name="L36">
        <text:list-item>
          <text:p text:style-name="P49"><text:soft-page-break/></text:p>
        </text:list-item>
      </text:list>
      <text:p text:style-name="P7"/>
      <text:p text:style-name="P7">[next]</text:p>
      <text:list xml:id="list3376811604879260244" text:style-name="L35">
        <text:list-item>
          <text:p text:style-name="P48"/>
        </text:list-item>
      </text:list>
      <text:p text:style-name="P7"/>
      <text:p text:style-name="P7"/>
      <text:p text:style-name="P7"/>
      <text:p text:style-name="P7">[<text:span text:style-name="T7">/ XXX</text:span>]</text:p>
      <text:p text:style-name="P7"/>
      <text:p text:style-name="P7"/>
      <text:p text:style-name="P7"/>
      <text:p text:style-name="P7"/>
      <text:p text:style-name="P15"/>
      <text:p text:style-name="P15"/>
      <text:p text:style-name="P15">----------------------------------------------- [TEMPLATE] 20191201_112025</text:p>
      <text:p text:style-name="P14">---------------------------------------------------------------------------</text:p>
      <text:p text:style-name="P13">res free# JVEMV6 37#13_XX / 37. miscs / 13. religions / XXXX</text:p>
      <text:p text:style-name="P7"/>
      <text:p text:style-name="P7">[do]</text:p>
      <text:list xml:id="list36685151" text:continue-list="list36675063" text:style-name="L11">
        <text:list-item>
          <text:p text:style-name="P26"/>
        </text:list-item>
      </text:list>
      <text:p text:style-name="P7"/>
      <text:p text:style-name="P7">[next]</text:p>
      <text:list xml:id="list6763875748129754088" text:style-name="L32">
        <text:list-item>
          <text:p text:style-name="P46"/>
        </text:list-item>
      </text:list>
      <text:p text:style-name="P7"/>
      <text:p text:style-name="P7"/>
      <text:p text:style-name="P7"/>
      <text:p text:style-name="P7">[<text:span text:style-name="T7">/ XXX</text:span>]</text:p>
      <text:p text:style-name="P7"/>
      <text:p text:style-name="P7"/>
      <text:p text:style-name="P7"/>
      <text:p text:style-name="P7"/>
      <text:p text:style-name="P7"/>
      <text:p text:style-name="P7">/ <text:span text:style-name="T5">----------------------------------------------- [TEMPLATE] 20191201_112025 /</text:span></text:p>
      <text:p text:style-name="P7"/>
      <text:p text:style-name="P7"/>
      <text:p text:style-name="P8">----------------------------------------------- [STEPS : closing] 20191129_152518</text:p>
      <table:table table:name="表3" table:style-name="表3">
        <table:table-column table:style-name="表3.A"/>
        <table:table-row>
          <table:table-cell table:style-name="表3.A1" office:value-type="string">
            <text:p text:style-name="P3">C:\WORKS_2\a &amp;&amp; r oj &amp;&amp; g a . &amp;&amp; git commit -m "(res : religions) periodical updates" &amp;&amp; e &amp;&amp; git push origin master</text:p>
          </table:table-cell>
        </table:table-row>
        <table:table-row>
          <table:table-cell table:style-name="表3.A2" office:value-type="string">
            <text:p text:style-name="P3"/>
          </table:table-cell>
        </table:table-row>
      </table:table>
      <text:p text:style-name="P7"/>
      <text:p text:style-name="P7"/>
      <text:p text:style-name="P9"><text:soft-page-break/>------------------------------------------------- [docs] 20191130_084409</text:p>
      <text:list xml:id="list1134171236796792204" text:style-name="L33">
        <text:list-item>
          <text:p text:style-name="P16"><text:a xlink:type="simple" xlink:href="https://duckduckgo.com/?q=释经学&amp;t=opera&amp;ia=web" text:style-name="Internet_20_link" text:visited-style-name="Visited_20_Internet_20_Link"><text:span text:style-name="T6">https://duckduckgo.com/?q=释经学&amp;t=opera&amp;ia=web</text:span></text:a>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string">
            <text:p text:style-name="P4"/>
          </table:table-cell>
          <table:table-cell table:style-name="表5.A1" office:value-type="string">
            <text:p text:style-name="P4"><text:a xlink:type="simple" xlink:href="http://www.cclw.net/other/jhgrpx/2/index.html" text:style-name="Internet_20_link" text:visited-style-name="Visited_20_Internet_20_Link">http://www.cclw.net/other/jhgrpx/2/index.html</text:a></text:p>
          </table:table-cell>
          <table:table-cell table:style-name="表5.C1" office:value-type="string">
            <text:p text:style-name="P5">20191130_084507</text:p>
          </table:table-cell>
        </table:table-row>
        <table:table-row>
          <table:table-cell table:style-name="表5.A2" office:value-type="string">
            <text:p text:style-name="P4"/>
          </table:table-cell>
          <table:table-cell table:style-name="表5.A2" office:value-type="string">
            <text:p text:style-name="P4"><text:a xlink:type="simple" xlink:href="https://www.gospeltimes.cn/index.php/list/index/id/57" text:style-name="Internet_20_link" text:visited-style-name="Visited_20_Internet_20_Link">https://www.gospeltimes.cn/index.php/list/index/id/57</text:a></text:p>
          </table:table-cell>
          <table:table-cell table:style-name="表5.C2" office:value-type="string">
            <text:p text:style-name="P5">20191130_093113</text:p>
          </table:table-cell>
        </table:table-row>
        <table:table-row>
          <table:table-cell table:style-name="表5.A2" office:value-type="string">
            <text:p text:style-name="P4"/>
          </table:table-cell>
          <table:table-cell table:style-name="表5.A2" office:value-type="string">
            <text:p text:style-name="P4"><text:a xlink:type="simple" xlink:href="https://yandex.ru/images/search?text=Улавливание+CO2+и+материал" text:style-name="Internet_20_link" text:visited-style-name="Visited_20_Internet_20_Link"/></text:p>
          </table:table-cell>
          <table:table-cell table:style-name="表5.C2" office:value-type="string">
            <text:p text:style-name="P5"/>
          </table:table-cell>
        </table:table-row>
        <table:table-row>
          <table:table-cell table:style-name="表5.A2" office:value-type="string">
            <text:p text:style-name="P4"/>
          </table:table-cell>
          <table:table-cell table:style-name="表5.A2" office:value-type="string">
            <text:p text:style-name="P4"><text:a xlink:type="simple" xlink:href="https://findpatent.ru/patent/247/2472572.html" text:style-name="Internet_20_link" text:visited-style-name="Visited_20_Internet_20_Link"/></text:p>
          </table:table-cell>
          <table:table-cell table:style-name="表5.C2" office:value-type="string">
            <text:p text:style-name="P5"/>
          </table:table-cell>
        </table:table-row>
        <table:table-row>
          <table:table-cell table:style-name="表5.A2" office:value-type="string">
            <text:p text:style-name="P4"/>
          </table:table-cell>
          <table:table-cell table:style-name="表5.A2" office:value-type="string">
            <text:p text:style-name="P4"><text:a xlink:type="simple" xlink:href="https://duckduckgo.com/?q=Улавливание+CO2+и+материал&amp;t=opera&amp;ia=web" text:style-name="Internet_20_link" text:visited-style-name="Visited_20_Internet_20_Link"/></text:p>
          </table:table-cell>
          <table:table-cell table:style-name="表5.C2" office:value-type="string">
            <text:p text:style-name="P5"/>
          </table:table-cell>
        </table:table-row>
      </table:table>
      <text:list xml:id="list36673591" text:continue-numbering="true" text:style-name="L33">
        <text:list-item>
          <text:list>
            <text:list-item>
              <text:p text:style-name="P17"/>
            </text:list-item>
          </text:list>
        </text:list-item>
        <text:list-item>
          <text:p text:style-name="P17">korean docs</text:p>
          <text:list>
            <text:list-item>
              <text:p text:style-name="P17"><text:a xlink:type="simple" xlink:href="https://duckduckgo.com/?q=마태+복음+해설&amp;ia=web" text:style-name="Internet_20_link" text:visited-style-name="Visited_20_Internet_20_Link">https://duckduckgo.com/?q=마태+복음+해설&amp;ia=web</text:a></text:p>
            </text:list-item>
          </text:list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P4"/>
          </table:table-cell>
          <table:table-cell table:style-name="表4.A1" office:value-type="string">
            <text:p text:style-name="P4"><text:a xlink:type="simple" xlink:href="http://oldfaith.net/01exposit/02nt/2-01마태복음" text:style-name="Internet_20_link" text:visited-style-name="Visited_20_Internet_20_Link">http://oldfaith.net/01exposit/02nt/2-01마태복음</text:a>.htm#1장: 예수 그리스도의 족보, 초자연적 잉태</text:p>
          </table:table-cell>
          <table:table-cell table:style-name="表4.C1" office:value-type="string">
            <text:p text:style-name="P5">20191130_101423</text:p>
          </table:table-cell>
        </table:table-row>
        <table:table-row>
          <table:table-cell table:style-name="表4.A2" office:value-type="string">
            <text:p text:style-name="P4"/>
          </table:table-cell>
          <table:table-cell table:style-name="表4.A2" office:value-type="string">
            <text:p text:style-name="P4"><text:a xlink:type="simple" xlink:href="https://yasodorak.tistory.com/95" text:style-name="Internet_20_link" text:visited-style-name="Visited_20_Internet_20_Link">https://yasodorak.tistory.com/95</text:a></text:p>
          </table:table-cell>
          <table:table-cell table:style-name="表4.C2" office:value-type="string">
            <text:p text:style-name="P5">20191130_101423</text:p>
          </table:table-cell>
        </table:table-row>
        <table:table-row>
          <table:table-cell table:style-name="表4.A2" office:value-type="string">
            <text:p text:style-name="P4"/>
          </table:table-cell>
          <table:table-cell table:style-name="表4.A2" office:value-type="string">
            <text:p text:style-name="P4"><text:a xlink:type="simple" xlink:href="https://www.light-of-truth.org/daily-bible-matthew-4-7.html" text:style-name="Internet_20_link" text:visited-style-name="Visited_20_Internet_20_Link">https://www.light-of-truth.org/daily-bible-matthew-4-7.html</text:a></text:p>
          </table:table-cell>
          <table:table-cell table:style-name="表4.C2" office:value-type="string">
            <text:p text:style-name="P5">20191130_101423</text:p>
          </table:table-cell>
        </table:table-row>
        <table:table-row>
          <table:table-cell table:style-name="表4.A2" office:value-type="string">
            <text:p text:style-name="P4"/>
          </table:table-cell>
          <table:table-cell table:style-name="表4.A2" office:value-type="string">
            <text:p text:style-name="P4"><text:a xlink:type="simple" xlink:href="http://www.cps2014.net/00download.htm" text:style-name="Internet_20_link" text:visited-style-name="Visited_20_Internet_20_Link">http://www.cps2014.net/00download.htm</text:a></text:p>
          </table:table-cell>
          <table:table-cell table:style-name="表4.C2" office:value-type="string">
            <text:p text:style-name="P5"/>
          </table:table-cell>
        </table:table-row>
        <table:table-row>
          <table:table-cell table:style-name="表4.A2" office:value-type="string">
            <text:p text:style-name="P4"/>
          </table:table-cell>
          <table:table-cell table:style-name="表4.A2" office:value-type="string">
            <text:p text:style-name="P4"><text:a xlink:type="simple" xlink:href="https://duckduckgo.com/?q=Улавливание+CO2+и+материал&amp;t=opera&amp;ia=web" text:style-name="Internet_20_link" text:visited-style-name="Visited_20_Internet_20_Link"/></text:p>
          </table:table-cell>
          <table:table-cell table:style-name="表4.C2" office:value-type="string">
            <text:p text:style-name="P5"/>
          </table:table-cell>
        </table:table-row>
      </table:table>
      <text:list xml:id="list36666437" text:continue-numbering="true" text:style-name="L33">
        <text:list-item>
          <text:p text:style-name="P17">polish docs</text:p>
          <text:list>
            <text:list-item>
              <text:p text:style-name="P17"><text:a xlink:type="simple" xlink:href="https://duckduckgo.com/?q=Interpretacja+ewangelii+chrześcijańskiej+Mateusza&amp;ia=web" text:style-name="Internet_20_link" text:visited-style-name="Visited_20_Internet_20_Link">https://duckduckgo.com/?q=Interpretacja+ewangelii+chrześcijańskiej+Mateusza&amp;ia=web</text:a></text:p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string">
            <text:p text:style-name="P4"/>
          </table:table-cell>
          <table:table-cell table:style-name="表6.A1" office:value-type="string">
            <text:p text:style-name="P4"><text:a xlink:type="simple" xlink:href="http://www.fbiblos.org/Ewangeliarz/WedługEwangelii/EwangeliawedługśwMateusza/tabid/80/idkom/391/Default.aspx" text:style-name="Internet_20_link" text:visited-style-name="Visited_20_Internet_20_Link">http://www.fbiblos.org/Ewangeliarz/WedługEwangelii/EwangeliawedługśwMateusza/tabid/80/idkom/391/Default.aspx</text:a></text:p>
          </table:table-cell>
          <table:table-cell table:style-name="表6.C1" office:value-type="string">
            <text:p text:style-name="P5"/>
          </table:table-cell>
        </table:table-row>
        <table:table-row>
          <table:table-cell table:style-name="表6.A2" office:value-type="string">
            <text:p text:style-name="P4"/>
          </table:table-cell>
          <table:table-cell table:style-name="表6.A2" office:value-type="string">
            <text:p text:style-name="P4"><text:a xlink:type="simple" xlink:href="https://yasodorak.tistory.com/95" text:style-name="Internet_20_link" text:visited-style-name="Visited_20_Internet_20_Link"/></text:p>
          </table:table-cell>
          <table:table-cell table:style-name="表6.C2" office:value-type="string">
            <text:p text:style-name="P5"/>
          </table:table-cell>
        </table:table-row>
        <table:table-row>
          <table:table-cell table:style-name="表6.A2" office:value-type="string">
            <text:p text:style-name="P4"/>
          </table:table-cell>
          <table:table-cell table:style-name="表6.A2" office:value-type="string">
            <text:p text:style-name="P4"><text:a xlink:type="simple" xlink:href="https://www.light-of-truth.org/daily-bible-matthew-4-7.html" text:style-name="Internet_20_link" text:visited-style-name="Visited_20_Internet_20_Link"/></text:p>
          </table:table-cell>
          <table:table-cell table:style-name="表6.C2" office:value-type="string">
            <text:p text:style-name="P5"/>
          </table:table-cell>
        </table:table-row>
      </table:table>
      <text:list xml:id="list36655960" text:continue-numbering="true" text:style-name="L33">
        <text:list-item>
          <text:p text:style-name="P17"/>
        </text:list-item>
      </text:list>
      <text:p text:style-name="P12">/ <text:span text:style-name="T4">------------------------------------------------- [docs] 20191130_084409 /</text:span></text:p>
      <text:p text:style-name="P7"/>
      <text:p text:style-name="P7"/>
      <text:p text:style-name="P7">======================= EOF 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1-29T13:34:47.52</meta:creation-date>
    <dc:date>2019-12-08T16:46:17.40</dc:date>
    <dc:creator>iwabuchi ken</dc:creator>
    <meta:editing-duration>PT13H22M12S</meta:editing-duration>
    <meta:editing-cycles>33</meta:editing-cycles>
    <meta:generator>OpenOffice/4.1.3$Win32 OpenOffice.org_project/413m1$Build-9783</meta:generator>
    <meta:document-statistic meta:table-count="6" meta:image-count="0" meta:object-count="0" meta:page-count="12" meta:paragraph-count="325" meta:word-count="2088" meta:character-count="9858"/>
  </office:meta>
</office:document-meta>
</file>